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Standard">
      <style:text-properties fo:color="#000000" style:font-name="Times New Roman" fo:font-size="12pt" fo:font-weight="normal" style:font-weight-asian="normal" style:font-weight-complex="normal"/>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Heading_20_1" style:master-page-name="First_20_Page">
      <style:paragraph-properties style:page-number="auto"/>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Table_20_Contents" style:list-style-name="L4"/>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3616502003962332893" text:style-name="L1">
        <text:list-item>
          <text:p text:style-name="P20">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0">The OpenLCB-CAN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8794651837361387699" text:style-name="L2">
        <text:list-item>
          <text:p text:style-name="P21">0x1000 Permanent error – The received datagram will always invoke the same error.</text:p>
        </text:list-item>
        <text:list-item>
          <text:p text:style-name="P21">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1787260023" text:continue-numbering="true" text:style-name="L2">
        <text:list-item>
          <text:p text:style-name="P21">0x4000 Transport error – The error could have been due to a failure in message/frame transport. </text:p>
        </text:list-item>
        <text:list-item>
          <text:p text:style-name="P21">0x0020 Buffer unavailable - The node wasn't able to receive the datagram because of a shortage of buffers.</text:p>
        </text:list-item>
        <text:list-item>
          <text:p text:style-name="P21">0x0040 Out of order - An internal inconsistency was found in the OpenLCB message sequence and/or in the CAN frames making up a datagram. </text:p>
        </text:list-item>
      </text:list>
      <text:p text:style-name="Standard">When the “Permanent error” bit is set, the following bits are defined:</text:p>
      <text:list xml:id="list1691349434014295716" text:style-name="L3">
        <text:list-item>
          <text:p text:style-name="P22">0x0020 – Source not permitted – this node will not accept datagrams of this type from the transmitting node</text:p>
        </text:list-item>
        <text:list-item>
          <text:p text:style-name="P22"><text:soft-page-break/>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6">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4322321177401979056" text:style-name="L4">
        <text:list-item>
          <text:p text:style-name="P26">One Datagram Content Single Frame</text:p>
        </text:list-item>
        <text:list-item>
          <text:p text:style-name="P26">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410532940" text:continue-numbering="true" text:style-name="L4">
        <text:list-item>
          <text:p text:style-name="P26">One Datagram Content Single Frame</text:p>
        </text:list-item>
        <text:list-item>
          <text:p text:style-name="P26">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18"><text:s/>4.1 Datagram Content<text:tab/>2</text:p>
          <text:p text:style-name="P18"><text:s/>4.2 Datagram Received OK<text:tab/>2</text:p>
          <text:p text:style-name="P18"><text:s/>4.3 Datagram Rejected<text:tab/>2</text:p>
          <text:p text:style-name="P17"><text:s/>4.3.1 Error Codes<text:tab/>2</text:p>
          <text:p text:style-name="P19"><text:s/>5 States (Normative)<text:tab/>3</text:p>
          <text:p text:style-name="P19"><text:s/>6 Interactions (Normative)<text:tab/>3</text:p>
          <text:p text:style-name="P18"><text:s/>6.1 Normal Transmission<text:tab/>3</text:p>
          <text:p text:style-name="P18"><text:s/>6.2 Rejected Transmission<text:tab/>3</text:p>
          <text:p text:style-name="P19"><text:s/>7 Adaptation to CAN Transport (Normative)<text:tab/>3</text:p>
          <text:p text:style-name="P18"><text:s/>7.1 CAN Message Formats<text:tab/>3</text:p>
          <text:p text:style-name="P18"><text:s/>7.2 CAN States<text:tab/>4</text:p>
          <text:p text:style-name="P18"><text:s/>7.3 CAN Interactions<text:tab/>4</text:p>
          <text:p text:style-name="P17"><text:s/>7.3.1 Normal Transmission<text:tab/>4</text:p>
          <text:p text:style-name="P17"><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tracked-changes>
          <text:changed-region xml:id="ct1042727408" text:id="ct1042727408">
            <text:insertion>
              <office:change-info>
                <dc:creator>Bob Jacobsen</dc:creator>
                <dc:date>2013-02-06T22:36:00</dc:date>
              </office:change-info>
            </text:insertion>
          </text:changed-region>
          <text:changed-region xml:id="ct950283296" text:id="ct950283296">
            <text:deletion>
              <office:change-info>
                <dc:creator>Bob Jacobsen</dc:creator>
                <dc:date>2013-02-06T22:36:00</dc:date>
              </office:change-info>
              <text:p text:style-name="MP4"><text:span text:style-name="Page_20_Number"><text:span text:style-name="MT2"><text:date style:data-style-name="N116" text:date-value="2013-02-06T22:36:52.99">2-6-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start text:change-id="ct1042727408"/><text:span text:style-name="Page_20_Number"><text:span text:style-name="MT2"><text:date style:data-style-name="N75" text:date-value="2013-02-06T22:36:52.99">Feb 6, 2013</text:date></text:span></text:span><text:change-end text:change-id="ct1042727408"/><text:change text:change-id="ct95028329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6:52.99">Feb 6, 2013</text:date></text:p>
            </table:table-cell>
            <table:table-cell table:style-name="Table1.C1" office:value-type="string">
              <text:p text:style-name="MP7">Preliminary</text:p>
            </table:table-cell>
          </table:table-row>
        </table:table>
        <text:p text:style-name="Header"/>
      </style:header>
      <style:footer>
        <text:tracked-changes>
          <text:changed-region xml:id="ct648669424" text:id="ct648669424">
            <text:insertion>
              <office:change-info>
                <dc:creator>Bob Jacobsen</dc:creator>
                <dc:date>2013-02-06T22:36:00</dc:date>
              </office:change-info>
            </text:insertion>
          </text:changed-region>
          <text:changed-region xml:id="ct950918688" text:id="ct950918688">
            <text:deletion>
              <office:change-info>
                <dc:creator>Bob Jacobsen</dc:creator>
                <dc:date>2013-02-06T22:36:00</dc:date>
              </office:change-info>
              <text:p text:style-name="MP8"><text:span text:style-name="Page_20_Number"><text:span text:style-name="MT4"><text:date style:data-style-name="N116" text:date-value="2013-02-06T22:36:52.99">2-6-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change-start text:change-id="ct648669424"/><text:span text:style-name="Page_20_Number"><text:span text:style-name="MT2"><text:date style:data-style-name="N75" text:date-value="2013-02-06T22:36:52.99">Feb 6, 2013</text:date></text:span></text:span><text:change-end text:change-id="ct648669424"/><text:change text:change-id="ct95091868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11</meta:editing-cycles>
    <meta:editing-duration>PT15H58M38S</meta:editing-duration>
    <meta:generator>OpenOffice.org/3.4.1$Unix OpenOffice.org_project/341m1$Build-9593</meta:generator>
    <dc:date>2013-02-06T22:36:53</dc:date>
    <meta:keyword>OpenLCB-CAN Datagram Transport</meta:keyword>
    <dc:creator>Bob Jacobsen</dc:creator>
    <meta:document-statistic meta:table-count="5" meta:image-count="1" meta:object-count="0" meta:page-count="5" meta:paragraph-count="142" meta:word-count="1324" meta:character-count="8224"/>
    <meta:user-defined meta:name="Info 1"/>
    <meta:user-defined meta:name="Info 2"/>
    <meta:user-defined meta:name="Info 3"/>
    <meta:user-defined meta:name="Info 4"/>
  </office:meta>
</office:document-meta>
</file>